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6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4.0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2.992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3.02cm"/>
    </style:style>
    <style:style style:name="co16" style:family="table-column">
      <style:table-column-properties fo:break-before="auto" style:column-width="4.53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15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/>
    </style:style>
    <style:style style:name="ce18" style:family="table-cell" style:parent-style-name="Default" style:data-style-name="N119"/>
    <style:style style:name="ce19" style:family="table-cell" style:parent-style-name="Default" style:data-style-name="N119">
      <style:table-cell-properties fo:padding-bottom="0.049cm" fo:padding-left="0.035cm" fo:padding-right="0.035cm" fo:padding-top="0.049cm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 style:data-style-name="N0">
      <style:table-cell-properties fo:background-color="#99ccff"/>
    </style:style>
    <style:style style:name="ce22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scara_epso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6" office:value-type="string">
            <text:p>項目</text:p>
          </table:table-cell>
          <table:table-cell table:style-name="ce6" office:value-type="string">
            <text:p>數值</text:p>
          </table:table-cell>
          <table:table-cell table:style-name="ce11" office:value-type="string">
            <text:p>單位</text:p>
          </table:table-cell>
          <table:table-cell table:style-name="ce16" table:number-columns-repeated="1020"/>
        </table:table-row>
        <table:table-row table:style-name="ro1">
          <table:table-cell/>
          <table:table-cell office:value-type="string">
            <text:p>第一臂長</text:p>
          </table:table-cell>
          <table:table-cell office:value-type="float" office:value="225">
            <text:p>225</text:p>
          </table:table-cell>
          <table:table-cell office:value-type="string">
            <text:p>mm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第二臂長</text:p>
          </table:table-cell>
          <table:table-cell office:value-type="float" office:value="125">
            <text:p>125</text:p>
          </table:table-cell>
          <table:table-cell office:value-type="string">
            <text:p>mm</text:p>
          </table:table-cell>
          <table:table-cell office:value-type="string">
            <text:p>D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肩高</text:p>
          </table:table-cell>
          <table:table-cell office:value-type="float" office:value="229">
            <text:p>229</text:p>
          </table:table-cell>
          <table:table-cell office:value-type="string">
            <text:p>mm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肘高</text:p>
          </table:table-cell>
          <table:table-cell office:value-type="float" office:value="71">
            <text:p>71</text:p>
          </table:table-cell>
          <table:table-cell office:value-type="string">
            <text:p>mm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JOINT_2].HOME</text:p>
          </table:table-cell>
          <table:table-cell office:value-type="string">
            <text:p>HOME.J2</text:p>
          </table:table-cell>
          <table:table-cell office:value-type="float" office:value="108">
            <text:p>108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>
            <text:p>[TRAJ].HOME</text:p>
          </table:table-cell>
          <table:table-cell office:value-type="string">
            <text:p>X</text:p>
          </table:table-cell>
          <table:table-cell table:formula="of:=[.C2]+[.C3]" office:value-type="float" office:value="350">
            <text:p>350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Z</text:p>
          </table:table-cell>
          <table:table-cell table:formula="of:=[.C4]+[.C5]-[.C7]" office:value-type="float" office:value="192">
            <text:p>192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6" table:number-columns-repeated="1020"/>
        </table:table-row>
        <table:table-row table:style-name="ro1">
          <table:table-cell office:value-type="string">
            <text:p>第一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8192">
            <text:p>8192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第二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8192">
            <text:p>8192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第三軸(升降部，Z軸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table:formula="of:=66/55" office:value-type="float" office:value="1.2">
            <text:p>1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8192">
            <text:p>8192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螺桿螺距</text:p>
          </table:table-cell>
          <table:table-cell office:value-type="float" office:value="16">
            <text:p>16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軸最高點</text:p>
          </table:table-cell>
          <table:table-cell office:value-type="float" office:value="192">
            <text:p>192</text:p>
          </table:table-cell>
          <table:table-cell office:value-type="string">
            <text:p>mm</text:p>
          </table:table-cell>
          <table:table-cell table:style-name="ce17" table:formula="of:=[.C4]+[.C5]-[.C$29]" office:value-type="float" office:value="108">
            <text:p>10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Z軸最大行程</text:p>
          </table:table-cell>
          <table:table-cell office:value-type="float" office:value="100">
            <text:p>100</text:p>
          </table:table-cell>
          <table:table-cell office:value-type="string">
            <text:p>mm</text:p>
          </table:table-cell>
          <table:table-cell table:style-name="ce17" table:formula="of:=[.E29]+[.C30]" office:value-type="float" office:value="208">
            <text:p>208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>
            <text:p>第四軸(迴轉部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table:formula="of:=69/23*95/25" office:value-type="float" office:value="11.4">
            <text:p>11.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8192">
            <text:p>8192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90">
            <text:p>90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>
            <text:p>反轉極限</text:p>
          </table:table-cell>
          <table:table-cell table:style-name="ce10" office:value-type="float" office:value="90">
            <text:p>90</text:p>
          </table:table-cell>
          <table:table-cell table:style-name="ce15" office:value-type="string">
            <text:p>度</text:p>
          </table:table-cell>
          <table:table-cell table:number-columns-repeated="1020"/>
        </table:table-row>
      </table:table>
      <table:table table:name="yaskawa" table:style-name="ta1" table:print="false">
        <table:table-column table:style-name="co6" table:default-cell-style-name="Default"/>
        <table:table-column table:style-name="co7" table:number-columns-repeated="4" table:default-cell-style-name="Default"/>
        <table:table-row table:style-name="ro3">
          <table:table-cell office:value-type="string">
            <text:p>SDDA user manual, 5.3.1, Pulse Control SPEC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JOINT_0</text:p>
          </table:table-cell>
          <table:table-cell office:value-type="string">
            <text:p>JOINT_1</text:p>
          </table:table-cell>
          <table:table-cell office:value-type="string">
            <text:p>JOINT_2</text:p>
          </table:table-cell>
          <table:table-cell office:value-type="string">
            <text:p>JOINT_3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number-columns-repeated="4" office:value-type="float" office:value="200000">
            <text:p>20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number-columns-repeated="4" office:value-type="float" office:value="8192">
            <text:p>8192</text:p>
          </table:table-cell>
        </table:table-row>
        <table:table-row table:style-name="ro3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[scara_epson.C26]" office:value-type="float" office:value="1.2">
            <text:p>1.2</text:p>
          </table:table-cell>
          <table:table-cell table:formula="of:=[scara_epson.C33]" office:value-type="float" office:value="11.4">
            <text:p>11.4</text:p>
          </table:table-cell>
        </table:table-row>
        <table:table-row table:style-name="ro3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table:formula="of:=[scara_epson.C28]" office:value-type="float" office:value="16">
            <text:p>16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NPUT_SCALE</text:p>
          </table:table-cell>
          <table:table-cell table:style-name="ce18" table:formula="of:=[.B5]/([.B7]/[.B6])" office:value-type="float" office:value="1820.44444444444">
            <text:p>1820.44444</text:p>
          </table:table-cell>
          <table:table-cell table:style-name="ce18" table:formula="of:=[.C5]/([.C7]/[.C6])" office:value-type="float" office:value="1137.77777777778">
            <text:p>1137.77778</text:p>
          </table:table-cell>
          <table:table-cell table:style-name="ce18" table:formula="of:=[.D5]/([.D7]/[.D6])" office:value-type="float" office:value="614.4">
            <text:p>614.40000</text:p>
          </table:table-cell>
          <table:table-cell table:style-name="ce18" table:formula="of:=[.E5]/([.E7]/[.E6])" office:value-type="float" office:value="259.413333333333">
            <text:p>259.41333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[.B4]/[.B9]" office:value-type="float" office:value="109.86328125">
            <text:p>109.86</text:p>
          </table:table-cell>
          <table:table-cell table:formula="of:=[.C4]/[.C9]" office:value-type="float" office:value="175.78125">
            <text:p>175.78</text:p>
          </table:table-cell>
          <table:table-cell table:formula="of:=[.D4]/[.D9]" office:value-type="float" office:value="325.520833333333">
            <text:p>325.52</text:p>
          </table:table-cell>
          <table:table-cell table:formula="of:=[.E4]/[.E9]" office:value-type="float" office:value="770.970394736842">
            <text:p>770.97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SCARAKINS.PPD</text:p>
          </table:table-cell>
          <table:table-cell table:number-columns-repeated="3"/>
          <table:table-cell table:style-name="ce19" table:formula="of:=[.D7]/([.E7])" office:value-type="float" office:value="0.0444444444444444">
            <text:p>0.0444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AXIS_X</text:p>
          </table:table-cell>
          <table:table-cell office:value-type="string">
            <text:p>AXIS_Y</text:p>
          </table:table-cell>
          <table:table-cell office:value-type="string">
            <text:p>AXIS_Z</text:p>
          </table:table-cell>
          <table:table-cell office:value-type="string">
            <text:p>AXIS_A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(2*3.14*([scara_epson.$C2]+[scara_epson.$C3])*[.$B10]/[.$B7] + 2*3.14*[scara_epson.$C3]*[.$C10]/[.$C7])/2" office:value-type="float" office:value="527.03857421875">
            <text:p>527.04</text:p>
          </table:table-cell>
          <table:table-cell table:formula="of:=(2*3.14*([scara_epson.$C2]+[scara_epson.$C3])*[.$B10]/[.$B7] + 2*3.14*[scara_epson.$C3]*[.$C10]/[.$C7])/2" office:value-type="float" office:value="527.03857421875">
            <text:p>527.04</text:p>
          </table:table-cell>
          <table:table-cell table:formula="of:=[.D10]" office:value-type="float" office:value="325.520833333333">
            <text:p>325.52</text:p>
          </table:table-cell>
          <table:table-cell table:formula="of:=[.E10]" office:value-type="float" office:value="770.970394736842">
            <text:p>770.97</text:p>
          </table:table-cell>
        </table:table-row>
      </table:table>
      <table:table table:name="sonySRX-61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6" office:value-type="string">
            <text:p>項目</text:p>
          </table:table-cell>
          <table:table-cell table:style-name="ce6" office:value-type="string">
            <text:p>數值</text:p>
          </table:table-cell>
          <table:table-cell table:style-name="ce11" office:value-type="string">
            <text:p>單位</text:p>
          </table:table-cell>
          <table:table-cell table:style-name="ce16" table:number-columns-repeated="1020"/>
        </table:table-row>
        <table:table-row table:style-name="ro1">
          <table:table-cell/>
          <table:table-cell office:value-type="string">
            <text:p>第一臂長</text:p>
          </table:table-cell>
          <table:table-cell office:value-type="float" office:value="350">
            <text:p>350</text:p>
          </table:table-cell>
          <table:table-cell office:value-type="string">
            <text:p>mm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第二臂長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D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肩高</text:p>
          </table:table-cell>
          <table:table-cell office:value-type="float" office:value="385">
            <text:p>385</text:p>
          </table:table-cell>
          <table:table-cell office:value-type="string">
            <text:p>mm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肘高</text:p>
          </table:table-cell>
          <table:table-cell office:value-type="float" office:value="98">
            <text:p>98</text:p>
          </table:table-cell>
          <table:table-cell office:value-type="string">
            <text:p>mm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6" table:number-columns-repeated="1020"/>
        </table:table-row>
        <table:table-row table:style-name="ro1">
          <table:table-cell office:value-type="string">
            <text:p>第一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第二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第三軸(升降部，Z軸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table:style-name="Default" table:formula="of:=66/22"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螺桿螺距</text:p>
          </table:table-cell>
          <table:table-cell office:value-type="float" office:value="40">
            <text:p>40</text:p>
          </table:table-cell>
          <table:table-cell office:value-type="string">
            <text:p>mm</text:p>
          </table:table-cell>
          <table:table-cell table:style-name="ce20" office:value-type="string">
            <text:p>for J2.HOM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Z軸最高點</text:p>
          </table:table-cell>
          <table:table-cell office:value-type="float" office:value="355">
            <text:p>355</text:p>
          </table:table-cell>
          <table:table-cell office:value-type="string">
            <text:p>mm</text:p>
          </table:table-cell>
          <table:table-cell table:style-name="ce21" table:formula="of:=[.C4]+[.C5]-[.C23]" office:value-type="float" office:value="128">
            <text:p>12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Z軸最大行程</text:p>
          </table:table-cell>
          <table:table-cell office:value-type="float" office:value="205">
            <text:p>205</text:p>
          </table:table-cell>
          <table:table-cell office:value-type="string">
            <text:p>mm</text:p>
          </table:table-cell>
          <table:table-cell table:style-name="ce21" table:formula="of:=[.E23]+[.C24]" office:value-type="float" office:value="333">
            <text:p>333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>
            <text:p>第四軸(迴轉部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table:style-name="Default" table:formula="of:=66/16*66/15" office:value-type="float" office:value="18.15">
            <text:p>18.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90">
            <text:p>90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>
            <text:p>反轉極限</text:p>
          </table:table-cell>
          <table:table-cell table:style-name="ce10" office:value-type="float" office:value="90">
            <text:p>90</text:p>
          </table:table-cell>
          <table:table-cell table:style-name="ce15" office:value-type="string">
            <text:p>度</text:p>
          </table:table-cell>
          <table:table-cell table:number-columns-repeated="1020"/>
        </table:table-row>
      </table:table>
      <table:table table:name="合豐SRX-611" table:style-name="ta1" table:print="false">
        <office:forms form:automatic-focus="false" form:apply-design-mode="false"/>
        <table:table-column table:style-name="co16" table:default-cell-style-name="Default"/>
        <table:table-column table:style-name="co7" table:number-columns-repeated="4" table:default-cell-style-name="Default"/>
        <table:table-row table:style-name="ro3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number-columns-repeated="4" office:value-type="float" office:value="990000">
            <text:p>99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3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66/22" office:value-type="float" office:value="3">
            <text:p>3</text:p>
          </table:table-cell>
          <table:table-cell table:style-name="ce18" table:formula="of:=66/16*66/15" office:value-type="float" office:value="18.15">
            <text:p>18.15000</text:p>
          </table:table-cell>
        </table:table-row>
        <table:table-row table:style-name="ro3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NPUT_SCALE</text:p>
          </table:table-cell>
          <table:table-cell table:style-name="ce18" table:formula="of:=[.B3]/([.B5]/[.B4])" office:value-type="float" office:value="2222.22222222222">
            <text:p>2222.22222</text:p>
          </table:table-cell>
          <table:table-cell table:style-name="ce18" table:formula="of:=[.C3]/([.C5]/[.C4])" office:value-type="float" office:value="1388.88888888889">
            <text:p>1388.88889</text:p>
          </table:table-cell>
          <table:table-cell table:style-name="ce18" table:formula="of:=[.D3]/([.D5]/[.D4])" office:value-type="float" office:value="750">
            <text:p>750.00000</text:p>
          </table:table-cell>
          <table:table-cell table:style-name="ce18" table:formula="of:=[.E3]/([.E5]/[.E4])" office:value-type="float" office:value="504.166666666667">
            <text:p>504.16667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445.5">
            <text:p>445.5</text:p>
          </table:table-cell>
          <table:table-cell table:formula="of:=[.C2]/[.C7]" office:value-type="float" office:value="712.8">
            <text:p>712.8</text:p>
          </table:table-cell>
          <table:table-cell table:formula="of:=[.D2]/[.D7]" office:value-type="float" office:value="1320">
            <text:p>1320</text:p>
          </table:table-cell>
          <table:table-cell table:formula="of:=[.E2]/[.E7]" office:value-type="float" office:value="1963.63636363636">
            <text:p>1963.64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SCARAKINS.PPD</text:p>
          </table:table-cell>
          <table:table-cell table:number-columns-repeated="3"/>
          <table:table-cell table:style-name="ce19" table:formula="of:=[.D5]/([.E5])" office:value-type="float" office:value="0.111111111111111">
            <text:p>0.11111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AXIS_X</text:p>
          </table:table-cell>
          <table:table-cell office:value-type="string">
            <text:p>AXIS_Y</text:p>
          </table:table-cell>
          <table:table-cell office:value-type="string">
            <text:p>AXIS_Z</text:p>
          </table:table-cell>
          <table:table-cell office:value-type="string">
            <text:p>AXIS_A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(2*3.14*(['sonySRX-611'.$C2]+['sonySRX-611'.$C3])*[.$B8]/[.$B5] + 2*3.14*['sonySRX-611'.$C3]*[.$C8]/[.$C5])/2" office:value-type="float" office:value="3885.75">
            <text:p>3885.75</text:p>
          </table:table-cell>
          <table:table-cell table:formula="of:=(2*3.14*(['sonySRX-611'.$C2]+['sonySRX-611'.$C3])*[.$B8]/[.$B5] + 2*3.14*['sonySRX-611'.$C3]*[.$C8]/[.$C5])/2" office:value-type="float" office:value="3885.75">
            <text:p>3885.75</text:p>
          </table:table-cell>
          <table:table-cell table:formula="of:=[.D8]" office:value-type="float" office:value="1320">
            <text:p>1320</text:p>
          </table:table-cell>
          <table:table-cell table:formula="of:=[.E8]" office:value-type="float" office:value="1963.63636363636">
            <text:p>1963.6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HOME_OFFSET.BASE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NDEX_OFFSET_PULSE</text:p>
          </table:table-cell>
          <table:table-cell office:value-type="float" office:value="398">
            <text:p>398</text:p>
          </table:table-cell>
          <table:table-cell office:value-type="float" office:value="-145">
            <text:p>-145</text:p>
          </table:table-cell>
          <table:table-cell office:value-type="float" office:value="-4378">
            <text:p>-4378</text:p>
          </table:table-cell>
          <table:table-cell office:value-type="float" office:value="15260">
            <text:p>15260</text:p>
          </table:table-cell>
        </table:table-row>
        <table:table-row table:style-name="ro4">
          <table:table-cell office:value-type="string">
            <text:p>HOME_OFFSET</text:p>
          </table:table-cell>
          <table:table-cell table:style-name="ce19" table:formula="of:=[.B15]-[.B16]/[.B7]" office:value-type="float" office:value="1.9809">
            <text:p>1.98090</text:p>
          </table:table-cell>
          <table:table-cell table:style-name="ce19" table:formula="of:=[.C15]-[.C16]/[.C7]" office:value-type="float" office:value="0.1044">
            <text:p>0.10440</text:p>
          </table:table-cell>
          <table:table-cell table:style-name="ce19" table:formula="of:=[.D15]+[.D16]/[.D7]" office:value-type="float" office:value="122.162666666667">
            <text:p>122.16267</text:p>
          </table:table-cell>
          <table:table-cell table:style-name="ce19" table:formula="of:=[.E15]+[.E16]/[.E7]" office:value-type="float" office:value="30.2677685950413">
            <text:p>30.26777</text:p>
          </table:table-cell>
        </table:table-row>
        <table:table-row table:style-name="ro4">
          <table:table-cell/>
          <table:table-cell table:style-name="ce19"/>
          <table:table-cell table:style-name="ce19" table:formula="of:=20000/[.C7]" office:value-type="float" office:value="14.4">
            <text:p>14.40000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pulse offset (驗算 output)</text:p>
          </table:table-cell>
          <table:table-cell/>
          <table:table-cell table:formula="of:=[.C20]*[.C7]" office:value-type="float" office:value="299">
            <text:p>299</text:p>
          </table:table-cell>
          <table:table-cell table:formula="of:=[.D20]*[.D7]" office:value-type="float" office:value="-4377.75">
            <text:p>-4377.75</text:p>
          </table:table-cell>
          <table:table-cell table:formula="of:=[.E20]*[.E7]" office:value-type="float" office:value="15259.6875">
            <text:p>15259.69</text:p>
          </table:table-cell>
        </table:table-row>
        <table:table-row table:style-name="ro5">
          <table:table-cell office:value-type="string">
            <text:p>unit offset (驗算 input)</text:p>
          </table:table-cell>
          <table:table-cell/>
          <table:table-cell office:value-type="float" office:value="0.21528">
            <text:p>0.22</text:p>
          </table:table-cell>
          <table:table-cell table:formula="of:=[潤達.D13]-[.D15]" office:value-type="float" office:value="-5.837">
            <text:p>-5.84</text:p>
          </table:table-cell>
          <table:table-cell table:formula="of:=[潤達.E13]-[.E15]" office:value-type="float" office:value="30.2671487603306">
            <text:p>30.27</text:p>
          </table:table-cell>
        </table:table-row>
        <table:table-row table:style-name="ro3">
          <table:table-cell office:value-type="string">
            <text:p>pulse offset</text:p>
          </table:table-cell>
          <table:table-cell/>
          <table:table-cell table:formula="of:=[.C19] - 10000" office:value-type="float" office:value="-9701">
            <text:p>-9701</text:p>
          </table:table-cell>
          <table:table-cell table:formula="of:=[.D19]" office:value-type="float" office:value="-4377.75">
            <text:p>-4377.75</text:p>
          </table:table-cell>
          <table:table-cell table:formula="of:=[.E19]" office:value-type="float" office:value="15259.6875">
            <text:p>15259.69</text:p>
          </table:table-cell>
        </table:table-row>
        <table:table-row table:style-name="ro3">
          <table:table-cell office:value-type="string">
            <text:p>unit offset</text:p>
          </table:table-cell>
          <table:table-cell/>
          <table:table-cell table:style-name="ce18" table:formula="of:=[.C21]/[.C7]" office:value-type="float" office:value="-6.98472">
            <text:p>-6.98472</text:p>
          </table:table-cell>
          <table:table-cell table:style-name="ce18" table:formula="of:=[.D21]/[.D7]" office:value-type="float" office:value="-5.837">
            <text:p>-5.83700</text:p>
          </table:table-cell>
          <table:table-cell table:style-name="ce18" table:formula="of:=[.E21]/[.E7]" office:value-type="float" office:value="30.2671487603306">
            <text:p>30.26715</text:p>
          </table:table-cell>
        </table:table-row>
      </table:table>
      <table:table table:name="scara_sony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6" office:value-type="string">
            <text:p>項目</text:p>
          </table:table-cell>
          <table:table-cell table:style-name="ce6" office:value-type="string">
            <text:p>數值</text:p>
          </table:table-cell>
          <table:table-cell table:style-name="ce11" office:value-type="string">
            <text:p>單位</text:p>
          </table:table-cell>
          <table:table-cell table:style-name="ce16" table:number-columns-repeated="1020"/>
        </table:table-row>
        <table:table-row table:style-name="ro1">
          <table:table-cell/>
          <table:table-cell office:value-type="string">
            <text:p>第一臂長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第二臂長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D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肩高</text:p>
          </table:table-cell>
          <table:table-cell office:value-type="float" office:value="380">
            <text:p>380</text:p>
          </table:table-cell>
          <table:table-cell office:value-type="string">
            <text:p>mm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肘高</text:p>
          </table:table-cell>
          <table:table-cell office:value-type="float" office:value="69">
            <text:p>69</text:p>
          </table:table-cell>
          <table:table-cell office:value-type="string">
            <text:p>mm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6" table:number-columns-repeated="1020"/>
        </table:table-row>
        <table:table-row table:style-name="ro1">
          <table:table-cell office:value-type="string">
            <text:p>第一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15">
            <text:p>11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第二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反轉極限</text:p>
          </table:table-cell>
          <table:table-cell office:value-type="float" office:value="145">
            <text:p>145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第三軸(升降部，Z軸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螺桿螺距</text:p>
          </table:table-cell>
          <table:table-cell office:value-type="float" office:value="30">
            <text:p>30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軸最高點</text:p>
          </table:table-cell>
          <table:table-cell office:value-type="float" office:value="328">
            <text:p>328</text:p>
          </table:table-cell>
          <table:table-cell office:value-type="string">
            <text:p>mm</text:p>
          </table:table-cell>
          <table:table-cell table:style-name="ce17" table:formula="of:=[.C4]+[.C5]-[.C23]" office:value-type="float" office:value="121">
            <text:p>12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Z軸最大行程</text:p>
          </table:table-cell>
          <table:table-cell office:value-type="float" office:value="100">
            <text:p>100</text:p>
          </table:table-cell>
          <table:table-cell office:value-type="string">
            <text:p>mm</text:p>
          </table:table-cell>
          <table:table-cell table:style-name="ce17" table:formula="of:=[.E23]+[.C24]" office:value-type="float" office:value="221">
            <text:p>221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>
            <text:p>第四軸(迴轉部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減速比</text:p>
          </table:table-cell>
          <table:table-cell table:formula="of:=4.4*4.4" office:value-type="float" office:value="19.36">
            <text:p>19.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馬達分割數</text:p>
          </table:table-cell>
          <table:table-cell office:value-type="float" office:value="10000">
            <text:p>10000</text:p>
          </table:table-cell>
          <table:table-cell office:value-type="string">
            <text:p>pulse / rev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正轉極限</text:p>
          </table:table-cell>
          <table:table-cell office:value-type="float" office:value="90">
            <text:p>90</text:p>
          </table:table-cell>
          <table:table-cell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>
            <text:p>反轉極限</text:p>
          </table:table-cell>
          <table:table-cell table:style-name="ce10" office:value-type="float" office:value="90">
            <text:p>90</text:p>
          </table:table-cell>
          <table:table-cell table:style-name="ce15" office:value-type="string">
            <text:p>度</text:p>
          </table:table-cell>
          <table:table-cell table:number-columns-repeated="1020"/>
        </table:table-row>
      </table:table>
      <table:table table:name="潤達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/>
          <table:table-cell office:value-type="string">
            <text:p>JOINT_0</text:p>
          </table:table-cell>
          <table:table-cell office:value-type="string">
            <text:p>JOINT_1</text:p>
          </table:table-cell>
          <table:table-cell office:value-type="string">
            <text:p>JOINT_2</text:p>
          </table:table-cell>
          <table:table-cell office:value-type="string">
            <text:p>JOINT_3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number-columns-repeated="4" office:value-type="float" office:value="1000000">
            <text:p>100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3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3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NPUT_SCALE</text:p>
          </table:table-cell>
          <table:table-cell table:style-name="ce18" table:formula="of:=[.B3]/([.B5]/[.B4])" office:value-type="float" office:value="2222.22222222222">
            <text:p>2222.22222</text:p>
          </table:table-cell>
          <table:table-cell table:style-name="ce18" table:formula="of:=[.C3]/([.C5]/[.C4])" office:value-type="float" office:value="1388.88888888889">
            <text:p>1388.88889</text:p>
          </table:table-cell>
          <table:table-cell table:style-name="ce18" table:formula="of:=[.D3]/([.D5]/[.D4])" office:value-type="float" office:value="1000">
            <text:p>1000.00000</text:p>
          </table:table-cell>
          <table:table-cell table:style-name="ce18" table:formula="of:=[.E3]/([.E5]/[.E4])" office:value-type="float" office:value="537.777777777778">
            <text:p>537.77778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450">
            <text:p>450</text:p>
          </table:table-cell>
          <table:table-cell table:formula="of:=[.C2]/[.C7]" office:value-type="float" office:value="720">
            <text:p>720</text:p>
          </table:table-cell>
          <table:table-cell table:formula="of:=[.D2]/[.D7]" office:value-type="float" office:value="1000">
            <text:p>1000</text:p>
          </table:table-cell>
          <table:table-cell table:formula="of:=[.E2]/[.E7]" office:value-type="float" office:value="1859.5041322314">
            <text:p>1859.50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SCARAKINS.PPD</text:p>
          </table:table-cell>
          <table:table-cell table:number-columns-repeated="3"/>
          <table:table-cell table:style-name="ce19" table:formula="of:=[.D5]/([.E5])" office:value-type="float" office:value="0.0833333333333333">
            <text:p>0.08333</text:p>
          </table:table-cell>
        </table:table-row>
        <table:table-row table:style-name="ro3">
          <table:table-cell office:value-type="string">
            <text:p>HOME_OFFSET.BASE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NDEX_OFFSET_PULSE</text:p>
          </table:table-cell>
          <table:table-cell office:value-type="float" office:value="14759">
            <text:p>14759</text:p>
          </table:table-cell>
          <table:table-cell office:value-type="float" office:value="299">
            <text:p>299</text:p>
          </table:table-cell>
          <table:table-cell table:formula="of:=97185-100000-1022-2000" office:value-type="float" office:value="-5837">
            <text:p>-5837</text:p>
          </table:table-cell>
          <table:table-cell office:value-type="float" office:value="16277">
            <text:p>16277</text:p>
          </table:table-cell>
        </table:table-row>
        <table:table-row table:style-name="ro4">
          <table:table-cell office:value-type="string">
            <text:p>HOME_OFFSET</text:p>
          </table:table-cell>
          <table:table-cell table:style-name="ce19" table:formula="of:=[.B11]+[.B12]/[.B7]" office:value-type="float" office:value="6.64155">
            <text:p>6.64155</text:p>
          </table:table-cell>
          <table:table-cell table:style-name="ce19" table:formula="of:=[.C11]+[.C12]/[.C7]" office:value-type="float" office:value="0.21528">
            <text:p>0.21528</text:p>
          </table:table-cell>
          <table:table-cell table:style-name="ce19" table:formula="of:=[.D11]+[.D12]/[.D7]" office:value-type="float" office:value="122.163">
            <text:p>122.16300</text:p>
          </table:table-cell>
          <table:table-cell table:style-name="ce19" table:formula="of:=[.E11]+[.E12]/[.E7]" office:value-type="float" office:value="30.2671487603306">
            <text:p>30.26715</text:p>
          </table:table-cell>
        </table:table-row>
      </table:table>
      <table:table table:name="mitsubishi" table:style-name="ta1" table:print="false">
        <table:table-column table:style-name="co6" table:default-cell-style-name="Default"/>
        <table:table-column table:style-name="co7" table:number-columns-repeated="4" table:default-cell-style-name="Default"/>
        <table:table-row table:style-name="ro3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number-columns-repeated="4" office:value-type="float" office:value="131072">
            <text:p>131072</text:p>
          </table:table-cell>
        </table:table-row>
        <table:table-row table:style-name="ro3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3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NPUT_SCALE</text:p>
          </table:table-cell>
          <table:table-cell table:style-name="ce18" table:formula="of:=[.B3]/([.B5]/[.B4])" office:value-type="float" office:value="29127.1111111111">
            <text:p>29127.11111</text:p>
          </table:table-cell>
          <table:table-cell table:style-name="ce18" table:formula="of:=[.C3]/([.C5]/[.C4])" office:value-type="float" office:value="18204.4444444444">
            <text:p>18204.44444</text:p>
          </table:table-cell>
          <table:table-cell table:style-name="ce18" table:formula="of:=[.D3]/([.D5]/[.D4])" office:value-type="float" office:value="26214.4">
            <text:p>26214.40000</text:p>
          </table:table-cell>
          <table:table-cell table:style-name="ce18" table:formula="of:=[.E3]/([.E5]/[.E4])" office:value-type="float" office:value="7048.76088888889">
            <text:p>7048.76089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7.1661376953125">
            <text:p>17.17</text:p>
          </table:table-cell>
          <table:table-cell table:formula="of:=[.C2]/[.C7]" office:value-type="float" office:value="27.4658203125">
            <text:p>27.47</text:p>
          </table:table-cell>
          <table:table-cell table:formula="of:=[.D2]/[.D7]" office:value-type="float" office:value="19.073486328125">
            <text:p>19.07</text:p>
          </table:table-cell>
          <table:table-cell table:formula="of:=[.E2]/[.E7]" office:value-type="float" office:value="70.9344532864153">
            <text:p>70.93</text:p>
          </table:table-cell>
        </table:table-row>
        <table:table-row table:style-name="ro3">
          <table:table-cell table:number-columns-repeated="3"/>
          <table:table-cell office:value-type="string">
            <text:p>螺桿平台</text:p>
          </table:table-cell>
          <table:table-cell/>
        </table:table-row>
        <table:table-row table:style-name="ro4">
          <table:table-cell office:value-type="string">
            <text:p>SCARAKINS.PPD</text:p>
          </table:table-cell>
          <table:table-cell table:number-columns-repeated="3"/>
          <table:table-cell table:style-name="ce19" table:formula="of:=[.D5]/([.E5])" office:value-type="float" office:value="0.0138888888888889">
            <text:p>0.01389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.C12]/([.C3]*[.C4])*[.C5]" office:value-type="float" office:value="4.06972045898438">
            <text:p>4.07</text:p>
          </table:table-cell>
          <table:table-cell table:number-columns-repeated="2"/>
        </table:table-row>
      </table:table>
      <table:table table:name="wou_stepgen_c" table:style-name="ta1" table:print="false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dt</text:p>
          </table:table-cell>
          <table:table-cell table:style-name="ce22" table:formula="of:=1310720/1000000000" office:value-type="float" office:value="0.00131072">
            <text:p>0.001310720</text:p>
          </table:table-cell>
          <table:table-cell/>
        </table:table-row>
        <table:table-row table:style-name="ro3">
          <table:table-cell office:value-type="string">
            <text:p>recip_dt</text:p>
          </table:table-cell>
          <table:table-cell table:formula="of:=1/[.B1]" office:value-type="float" office:value="762.939453125">
            <text:p>762.94</text:p>
          </table:table-cell>
          <table:table-cell/>
        </table:table-row>
        <table:table-row table:style-name="ro3">
          <table:table-cell office:value-type="string">
            <text:p>maxaccel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3">
          <table:table-cell office:value-type="string">
            <text:p>max_ac</text:p>
          </table:table-cell>
          <table:table-cell table:formula="of:=[.B3]*[.B6]" office:value-type="float" office:value="1388888890">
            <text:p>1388888890</text:p>
          </table:table-cell>
          <table:table-cell table:formula="of:=500000*[.B2]" office:value-type="float" office:value="381469726.5625">
            <text:p>381469726.56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scale</text:p>
          </table:table-cell>
          <table:table-cell office:value-type="float" office:value="1388.88889">
            <text:p>1388.89</text:p>
          </table:table-cell>
          <table:table-cell/>
        </table:table-row>
        <table:table-row table:style-name="ro3">
          <table:table-cell office:value-type="string">
            <text:p>pos_cmd(deg)</text:p>
          </table:table-cell>
          <table:table-cell office:value-type="float" office:value="-25.7754263">
            <text:p>-25.78</text:p>
          </table:table-cell>
          <table:table-cell/>
        </table:table-row>
        <table:table-row table:style-name="ro3">
          <table:table-cell office:value-type="string">
            <text:p>curr_pos(deg)</text:p>
          </table:table-cell>
          <table:table-cell office:value-type="float" office:value="-25.44192">
            <text:p>-25.44</text:p>
          </table:table-cell>
          <table:table-cell/>
        </table:table-row>
        <table:table-row table:style-name="ro3">
          <table:table-cell office:value-type="string">
            <text:p>curr_vel(cnt/sec)</text:p>
          </table:table-cell>
          <table:table-cell office:value-type="float" office:value="-262508.09">
            <text:p>-262508.09</text:p>
          </table:table-cell>
          <table:table-cell table:formula="of:=[.B9]*[.B1]" office:value-type="float" office:value="-344.0746037248">
            <text:p>-344.07</text:p>
          </table:table-cell>
        </table:table-row>
        <table:table-row table:style-name="ro3">
          <table:table-cell office:value-type="string">
            <text:p>pos_cmd(cnt)</text:p>
          </table:table-cell>
          <table:table-cell table:formula="of:=[.B7]*[.B6]" office:value-type="float" office:value="-35799.2032230838">
            <text:p>-35799.20</text:p>
          </table:table-cell>
          <table:table-cell/>
        </table:table-row>
        <table:table-row table:style-name="ro3">
          <table:table-cell office:value-type="string">
            <text:p>curr_pos(cnt)</text:p>
          </table:table-cell>
          <table:table-cell table:formula="of:=[.B8]*[.B6]" office:value-type="float" office:value="-35336.0000282688">
            <text:p>-35336.00</text:p>
          </table:table-cell>
          <table:table-cell/>
        </table:table-row>
        <table:table-row table:style-name="ro3">
          <table:table-cell office:value-type="string">
            <text:p>est_err</text:p>
          </table:table-cell>
          <table:table-cell table:formula="of:=[.B10]-[.B11]" office:value-type="float" office:value="-463.203194815003">
            <text:p>-463.20</text:p>
          </table:table-cell>
          <table:table-cell/>
        </table:table-row>
        <table:table-row table:style-name="ro3">
          <table:table-cell office:value-type="string">
            <text:p>match_ac</text:p>
          </table:table-cell>
          <table:table-cell table:formula="of:=2*([.B12]*[.B2]-[.B9])*[.B2]" office:value-type="float" office:value="-138683932.705553">
            <text:p>-138683932.71</text:p>
          </table:table-cell>
          <table:table-cell table:formula="of:=[.B13]/[.B6]" office:value-type="float" office:value="-99852.4314681165">
            <text:p>-99852.43</text:p>
          </table:table-cell>
        </table:table-row>
        <table:table-row table:style-name="ro3">
          <table:table-cell office:value-type="string">
            <text:p>match_ac</text:p>
          </table:table-cell>
          <table:table-cell office:value-type="float" office:value="-972222.22">
            <text:p>-972222.22</text:p>
          </table:table-cell>
          <table:table-cell/>
        </table:table-row>
        <table:table-row table:style-name="ro3">
          <table:table-cell office:value-type="string">
            <text:p>end_vel</text:p>
          </table:table-cell>
          <table:table-cell table:formula="of:=[.B9]+[.B14]*[.B1]" office:value-type="float" office:value="-263782.401108198">
            <text:p>-263782.40</text:p>
          </table:table-cell>
          <table:table-cell/>
        </table:table-row>
        <table:table-row table:style-name="ro3">
          <table:table-cell office:value-type="string">
            <text:p>new_vel</text:p>
          </table:table-cell>
          <table:table-cell table:formula="of:=([.B9]+[.B15])/2" office:value-type="float" office:value="-263145.245554099">
            <text:p>-263145.25</text:p>
          </table:table-cell>
          <table:table-cell/>
        </table:table-row>
        <table:table-row table:style-name="ro3">
          <table:table-cell office:value-type="string">
            <text:p>accum</text:p>
          </table:table-cell>
          <table:table-cell table:formula="of:=[.B11]+[.B16]*[.B1]" office:value-type="float" office:value="-35680.9097645215">
            <text:p>-35680.91</text:p>
          </table:table-cell>
          <table:table-cell/>
        </table:table-row>
        <table:table-row table:style-name="ro3">
          <table:table-cell office:value-type="string">
            <text:p>new_pos</text:p>
          </table:table-cell>
          <table:table-cell table:formula="of:=[.B17]/[.B6]" office:value-type="float" office:value="-25.6902550099033">
            <text:p>-25.6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5" number:min-integer-digits="1"/>
    </number:number-style>
    <number:number-style style:name="N120">
      <number:number number:decimal-places="9" number:min-integer-digits="1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4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4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5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5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7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28P0"/>
    </number:number-style>
    <number:date-style style:name="N5129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1" number:language="zh" number:country="TW">
      <number:month/>
      <number:text>/</number:text>
      <number:day/>
      <number:text>/</number:text>
      <number:year/>
    </number:date-style>
    <number:time-style style:name="N513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5P0" style:volatile="true" number:language="zh" number:country="TW">
      <number:text>$</number:text>
      <number:number number:decimal-places="0" number:min-integer-digits="1" number:grouping="true"/>
    </number:number-style>
    <number:number-style style:name="N5135" number:language="zh" number:country="TW">
      <number:text>-$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zh" number:country="TW">
      <number:text>$</number:text>
      <number:number number:decimal-places="0" number:min-integer-digits="1" number:grouping="true"/>
    </number:number-style>
    <number:number-style style:name="N5136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6P0"/>
    </number:number-style>
    <number:number-style style:name="N5138P0" style:volatile="true" number:language="zh" number:country="TW">
      <number:text>$</number:text>
      <number:number number:decimal-places="2" number:min-integer-digits="1" number:grouping="true"/>
    </number:number-style>
    <number:number-style style:name="N5138" number:language="zh" number:country="TW">
      <number:text>-$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text>$</number:text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2010/08/06</text:date>, <text:time>12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Yishin Li</meta:initial-creator>
    <meta:creation-date>2009-08-17T21:05:58</meta:creation-date>
    <dc:creator>Yi-Shin Li</dc:creator>
    <dc:date>2010-08-06T12:28:55</dc:date>
    <meta:editing-cycles>43</meta:editing-cycles>
    <meta:editing-duration>PT73H09M19S</meta:editing-duration>
    <meta:document-statistic meta:table-count="8" meta:cell-count="487" meta:object-count="0"/>
    <meta:user-defined meta:name="Info 1"/>
    <meta:user-defined meta:name="Info 2"/>
    <meta:user-defined meta:name="Info 3"/>
    <meta:user-defined meta:name="Info 4"/>
  </office:meta>
</office:document-meta>
</file>